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tab/><text:tab/><text:tab/><text:tab/>Microeconomics </text:h>
      <text:p text:style-name="P1"/>
      <text:p text:style-name="P1">From:<text:a xlink:type="simple" xlink:href="https://learning.edx.org/course/course-v1:MITx+14.01x+3T2021/home" text:style-name="Internet_20_link" text:visited-style-name="Visited_20_Internet_20_Link">https://learning.edx.org/course/course-v1:MITx+14.01x+3T2021/home</text:a></text:p>
      <text:p text:style-name="P1"/>
      <text:h text:style-name="Heading_20_2" text:outline-level="2">How We Teach</text:h>
      <text:list xml:id="list3895841325165185417" text:style-name="L1">
        <text:list-item>
          <text:p text:style-name="P2">intuitively, graphs, math</text:p>
        </text:list-item>
        <text:list-item>
          <text:p text:style-name="P2">find examples in the real world that are relatable to the students </text:p>
        </text:list-item>
        <text:list-item>
          <text:p text:style-name="P2">go out in the real worls and apply it</text:p>
        </text:list-item>
        <text:list-item>
          <text:p text:style-name="P2">there are two sided of almost every issue (there's pros and cons to a lot of things) -&gt; Search for the objective truth that can help you come to the conclusioni that works for you. There's not only one right answer -&gt; shpuld agree on an objective set of facts -&gt; healthy disagreement</text:p>
        </text:list-item>
        <text:list-item>
          <text:p text:style-name="P2">economic trameworks is about trade offs, eveything involves pros and sons and trade offs</text:p>
        </text:list-item>
      </text:list>
      <text:p text:style-name="Text_20_body"/>
      <text:h text:style-name="Heading_20_2" text:outline-level="2">Why Economics</text:h>
      <text:p text:style-name="Text_20_body">With each decision if you fo down one path that mean you give up the chance to go down another path</text:p>
      <text:p text:style-name="Text_20_body">Every action you take has an opportunity cost (cost of any action in terms of what you could have done instead)</text:p>
      <text:p text:style-name="Text_20_body">In mathematics -&gt; Constraind optimization</text:p>
      <text:p text:style-name="Text_20_body">Any decision that you take has an opportunity cost in terms of what else you you could have done</text:p>
      <text:p text:style-name="Text_20_body">key to economics is that we'll alwas be simplifying things down by developing models. (simplified version of problem (simplified representation) )</text:p>
      <text:p text:style-name="Text_20_body"/>
      <text:p text:style-name="Text_20_body">Application (primjena) LeBron and College</text:p>
      <text:p text:style-name="Text_20_body"/>
      <text:p text:style-name="Text_20_body">stao: https://learning.edx.org/course/course-v1:MITx+14.01x+3T2021/block-v1:MITx+14.01x+3T2021+type@sequential+block@41ecaf9a142e4ce4a3cbf9a08833dcc8/block-v1:MITx+14.01x+3T2021+type@vertical+block@81df79be317e4e3d9b1d4e7e781a2af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27S</meta:editing-duration>
    <meta:editing-cycles>6</meta:editing-cycles>
    <meta:generator>OpenOffice/4.1.11$Win32 OpenOffice.org_project/4111m1$Build-9808</meta:generator>
    <dc:date>2022-03-29T09:10:28.94</dc:date>
    <dc:creator>Ivan Gavlik</dc:creator>
    <meta:document-statistic meta:table-count="0" meta:image-count="0" meta:object-count="0" meta:page-count="1" meta:paragraph-count="16" meta:word-count="197" meta:character-count="1384"/>
    <meta:user-defined meta:name="Info 1"/>
    <meta:user-defined meta:name="Info 2"/>
    <meta:user-defined meta:name="Info 3"/>
    <meta:user-defined meta:name="Info 4"/>
  </office:meta>
</office:document-meta>
</file>